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italic" style:font-size-asian="10.5pt" style:font-style-asian="italic" style:font-size-complex="12pt" style:font-style-complex="italic"/>
    </style:style>
    <style:style style:name="P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font-size-asian="10.5pt" style:font-style-asian="normal" style:font-size-complex="12pt" style:font-style-complex="normal"/>
    </style:style>
    <style:style style:name="P8" style:family="paragraph" style:parent-style-name="Standard">
      <style:text-properties fo:font-size="12pt" fo:font-style="normal" style:text-underline-style="none" style:font-size-asian="10.5pt" style:font-style-asian="normal" style:font-size-complex="12pt" style:font-style-complex="normal"/>
    </style:style>
    <style:style style:name="P9"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font-size-asian="10.5pt" style:font-style-asian="italic" style:font-size-complex="12pt" style:font-style-complex="italic"/>
    </style:style>
    <style:style style:name="P11" style:family="paragraph" style:parent-style-name="Standard">
      <style:paragraph-properties fo:margin-left="2.849cm" fo:margin-right="0cm" fo:text-indent="0cm" style:auto-text-indent="false"/>
      <style:text-properties fo:font-size="12pt" fo:font-style="normal" style:font-size-asian="10.5pt" style:font-style-asian="normal" style:font-size-complex="12pt" style:font-style-complex="normal"/>
    </style:style>
    <style:style style:name="P12" style:family="paragraph" style:parent-style-name="Standard">
      <style:paragraph-properties fo:margin-left="2.849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indent="0cm" style:auto-text-indent="false"/>
      <style:text-properties fo:font-size="12pt" fo:font-style="normal" style:font-size-asian="10.5pt" style:font-style-asian="normal" style:font-size-complex="12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2pt" style:font-size-asian="10.5pt" style:font-size-complex="12pt"/>
    </style:style>
    <style:style style:name="T12" style:family="text">
      <style:text-properties fo:font-size="12pt" fo:font-style="normal" style:font-size-asian="10.5pt" style:font-style-asian="normal" style:font-size-complex="12pt" style:font-style-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Versión<text:span text:style-name="T2"> C</text:span> :</text:p>
      <text:p text:style-name="Standard"><text:tab/><text:tab/>El código sigue la misma estructura que el código <text:span text:style-name="T3">assembler </text:span><text:span text:style-name="T8">final: una función por cada operador ( </text:span><text:span text:style-name="T3">cRoberts</text:span><text:span text:style-name="T8">, </text:span><text:span text:style-name="T3">cPrewitt</text:span><text:span text:style-name="T8">, </text:span><text:span text:style-name="T3">cSobel</text:span><text:span text:style-name="T8"> ) que toman como parámetros los punteros a la imagen fuente y destino, el alto y ancho de la imagen y dos variables para indicar si se debe derivar respecto a X o respecto a Y y la función </text:span><text:span text:style-name="T3">apply_mask </text:span><text:span text:style-name="T8">que toma un puntero a un pixel, el tamaño de la imagen original incluyendo el relleno requerido por </text:span><text:span text:style-name="T3">openCv</text:span><text:span text:style-name="T8"> para alinear la imagen, un puntero a la mascara a aplicar y el tamaño de esa mascara y devuelve el pixel transformado. Los encabezados a modo de ejemplo son:</text:span></text:p>
      <text:p text:style-name="P2"><text:tab/></text:p>
      <text:p text:style-name="Standard"><text:span text:style-name="T8"><text:tab/></text:span><text:span text:style-name="T10">void cPrewitt( const unsigned char* src, unsigned char *dst, int width, int height, int xorder, int yorder ) </text:span></text:p>
      <text:p text:style-name="P1"/>
      <text:p text:style-name="P1"><text:tab/>int apply_mask( const unsigned char* src, unsigned int line, const char* mask, unsigned int mask_sz )</text:p>
      <text:p text:style-name="P1"/>
      <text:p text:style-name="P1"/>
      <text:p text:style-name="P3"><text:tab/>El código incluye matrices de chars definiendo cada operador y un macro para la saturación. En cuanto al código en sí, fue escrito pensando en como sería mas parecido a lo que se llegaría a escribir en ensamblador, por ejemplo se optó por :</text:p>
      <text:p text:style-name="P3"/>
      <text:p text:style-name="P1"><text:tab/>for( x = 1 ; x &lt; width-1 ; x++ ) { </text:p>
      <text:p text:style-name="P1"><text:tab/><text:tab/><text:tab/>k =xorder * apply_mask( &amp;src[line*(y-1)+x-1], line, OPERADOR_PREWITT_X, 3 ); </text:p>
      <text:p text:style-name="P1"><text:tab/><text:tab/><text:tab/>k+=yorder * apply_mask( &amp;src[line*(y-1)+x-1], line, OPERADOR_PREWITT_Y, 3 );</text:p>
      <text:p text:style-name="P1"/>
      <text:p text:style-name="P1"><text:tab/><text:span text:style-name="T12">en vez de: </text:span></text:p>
      <text:p text:style-name="P3"/>
      <text:p text:style-name="P1"><text:span text:style-name="T12"><text:tab/></text:span>for( x = 1 ; x &lt; width-1 ; x++ ) { </text:p>
      <text:p text:style-name="P1"><text:tab/><text:tab/>if ( xorder == 0)</text:p>
      <text:p text:style-name="P1"><text:tab/><text:tab/><text:tab/>k =apply_mask( &amp;src[line*(y-1)+x-1], line, OPERADOR_PREWITT_X, 3 ); </text:p>
      <text:p text:style-name="P1"><text:tab/><text:tab/>else if( yorder == 0)</text:p>
      <text:p text:style-name="P1"><text:tab/><text:tab/><text:tab/>k+= apply_mask( &amp;src[line*(y-1)+x-1], line, OPERADOR_PREWITT_Y, 3 );</text:p>
      <text:p text:style-name="P3"><text:tab/></text:p>
      <text:p text:style-name="P1"><text:span text:style-name="T12"><text:tab/>o también en la decisión de aplicar, en los operadores de </text:span><text:span text:style-name="T11">Roberts</text:span><text:span text:style-name="T12"> y </text:span><text:span text:style-name="T11">Prewitt, </text:span><text:span text:style-name="T12">las dos mascaras correspondientes por separado, como se haría con el operador de </text:span><text:span text:style-name="T11">Sobel, </text:span><text:span text:style-name="T12">aunque no fuera necesario dado que en esos operadores se aplican ambas mascaras necesariamente. </text:span></text:p>
      <text:p text:style-name="P3"/>
      <text:p text:style-name="P3"/>
      <text:p text:style-name="P3"><text:tab/>Versión asm:</text:p>
      <text:p text:style-name="P3"/>
      <text:p text:style-name="P3"><text:tab/><text:tab/>Pasaremos a detallar el código para la función <text:span text:style-name="T3">apply_mask</text:span> y luego el código de la implementación de los operadores, en todos los archivos se usa una macro para la convención C.</text:p>
      <text:p text:style-name="P3"><text:tab/><text:tab/></text:p>
      <text:p text:style-name="P3"><text:tab/><text:span text:style-name="T1">apply_mask</text:span>:</text:p>
      <text:p text:style-name="P3"/>
      <text:p text:style-name="P3"><text:tab/><text:tab/>La función recibe los siguientes parámetros:</text:p>
      <text:p text:style-name="P3"><text:tab/><text:tab/></text:p>
      <text:p text:style-name="P3"><text:tab/><text:tab/>El puntero a la imagen a transformar que se define como <text:span text:style-name="T3">imgSrc</text:span>.</text:p>
      <text:p text:style-name="P3"><text:tab/><text:tab/>El ancho de la imagen incluyendo los bytes de alineamiento que se define como <text:span text:style-name="T3">line.</text:span></text:p>
      <text:p text:style-name="P3"><text:tab/><text:tab/>El puntero a la máscara a aplicar que se define como <text:span text:style-name="T3">ptr</text:span>_<text:span text:style-name="T3">mask</text:span>.</text:p>
      <text:p text:style-name="P3"><text:tab/><text:tab/>El tamaño de esa máscara que se define como <text:span text:style-name="T3">mask_size</text:span>.</text:p>
      <text:p text:style-name="P3"/>
      <text:p text:style-name="P3"/>
      <text:p text:style-name="P3"/>
      <text:p text:style-name="P3"/>
      <text:p text:style-name="P3"><text:soft-page-break/><text:tab/>Resumen de los registros utilizados:</text:p>
      <text:p text:style-name="P3"/>
      <text:p text:style-name="P3"/>
      <text:p text:style-name="P3"><text:tab/><text:tab/><text:span text:style-name="T3">eax</text:span>: Solo utilizado como resultado de las multiplicaciones y como valor de retorno</text:p>
      <text:p text:style-name="P3"><text:tab/><text:tab/><text:span text:style-name="T3">ebx</text:span>: Se utiliza como contador tanto como para filas como para columnas. Se asume que la mascara a aplicar es de tamaño menor a 255x255, con lo cual utilizamos <text:span text:style-name="T3">bl</text:span> para las columnas y <text:span text:style-name="T3">bh</text:span> para las filas, ahorrando así el uso de otro registro para contador.</text:p>
      <text:p text:style-name="P3"><text:tab/><text:tab/><text:span text:style-name="T3">ecx</text:span>: Contiene el puntero a la mascara, <text:span text:style-name="T3">ptr_mask</text:span></text:p>
      <text:p text:style-name="P3"><text:tab/><text:tab/><text:span text:style-name="T3">edx</text:span>: No utilizado.</text:p>
      <text:p text:style-name="P3"><text:tab/><text:tab/><text:span text:style-name="T3">esi</text:span>: <text:s/>Contiene el puntero a los píxeles a transformar avanzando sobre <text:span text:style-name="T3">imgSrc</text:span>.</text:p>
      <text:p text:style-name="P3"><text:tab/><text:tab/><text:span text:style-name="T3">edi</text:span>: Guarda los resultados parciales de las operaciones que realiza el algoritmo.</text:p>
      <text:p text:style-name="P3"/>
      <text:p text:style-name="P3"><text:tab/>El algoritmo simplemente recorre la máscara sobre los píxeles alrededor del píxel pasado como parámetro ( <text:span text:style-name="T3">imgSrc</text:span> ) multiplicando y sumando y guardando el resultado intermedio en <text:span text:style-name="T3">edi, </text:span>para finalmente, devolver ese resultado en <text:span text:style-name="T3">eax.</text:span></text:p>
      <text:p text:style-name="P3"/>
      <text:p text:style-name="P3"/>
      <text:p text:style-name="P3"><text:tab/>Se requiere asumir siempre que la máscara es aplicable ( esto es, que no intente calcular sobre valores fuera del rango de la imagen) pero esto se cumple como se verá en la discusión de las funciones de los operadores. </text:p>
      <text:p text:style-name="P3"/>
      <text:p text:style-name="P3"/>
      <text:p text:style-name="P3"><text:tab/>Al momento de escribir el algoritmo, surgieron algunas complicaciones y obstáculos. Se pensó en un principio ahorrar registros, especialmente en el problema de como no usar dos registros para dos contadores. Las ideas propuestas fueron: tener ambos contadores en memoria, tener un contador en memoria y el otro en un registro, tener un solo registro que guarde el valor del contador exterior (el de las filas) en el <text:span text:style-name="T3">stack, </text:span>luego se use para el contador interior (el de columnas) y finalmente se recupere del <text:span text:style-name="T3">stack </text:span>el valor guardado anteriormente, y la variante que fue elegida: asumir que la mascara no podría ser muy grande y entonces usar dos partes de un mismo registro.</text:p>
      <text:p text:style-name="P3"/>
      <text:p text:style-name="P3"/>
      <text:p text:style-name="P3"><text:tab/>Otro problema que surgió estuvo relacionado con la multiplicación de bytes que se realizaba. Se necesita multiplicar un byte no signado guardado en memoria ( <text:span text:style-name="T3">[esi]</text:span> ) por un byte signado perteneciente a la mascara a aplicar. Si se usaba directamente la instrucción <text:span text:style-name="T3">mul, </text:span>no se tenia en cuenta el byte signado de la mascara, en cambio si se usaba la operación <text:span text:style-name="T3">imul, </text:span>se esta leyendo el byte en memoria como signado dando como resultado la siguiente imagen:</text:p>
      <text:p text:style-name="P3"/>
      <text:p text:style-name="P3"><text:tab/><text:tab/><text:tab/><text:tab/><text:tab/><text:span text:style-name="T13">[agregar imagen hiper psicodélica]</text:span></text:p>
      <text:p text:style-name="P5"/>
      <text:p text:style-name="P3"><text:span text:style-name="T13"><text:tab/>[DANI CHECKEA ESTO] … </text:span><text:span text:style-name="T14">La idea de la solución es extender el signo de la máscara y realizar una multiplicación signada. Al principio se usó:</text:span></text:p>
      <text:p text:style-name="P6"/>
      <text:p text:style-name="P3"><text:span text:style-name="T14"><text:tab/><text:tab/></text:span><text:span text:style-name="T4">mov al,[ecx]<text:tab/>;extensión de signo de mascara </text:span></text:p>
      <text:p text:style-name="P9"><text:tab/><text:tab/>cbw </text:p>
      <text:p text:style-name="P9"><text:tab/><text:tab/>mov edx,eax</text:p>
      <text:p text:style-name="P4"/>
      <text:p text:style-name="P3"><text:tab/>Pero luego se cambió por una instrucción que hace exactamente lo que necesitábamos:</text:p>
      <text:p text:style-name="P3"/>
      <text:p text:style-name="P3"><text:tab/><text:tab/><text:span text:style-name="T3">movsx dx,[ecx]</text:span></text:p>
      <text:p text:style-name="P4"/>
      <text:p text:style-name="P4"><text:tab/></text:p>
      <text:p text:style-name="P3"/>
      <text:p text:style-name="P3"><text:soft-page-break/></text:p>
      <text:p text:style-name="P3"/>
      <text:p text:style-name="P3"><text:tab/>La última cuestión con la función es que tardaba mucho en procesar y la imagen resultaba así:</text:p>
      <text:p text:style-name="P3"><text:tab/><text:tab/><text:tab/><text:tab/><text:span text:style-name="T13">[agregar imagen hiper psicodélica II]</text:span></text:p>
      <text:p text:style-name="P5"><text:tab/></text:p>
      <text:p text:style-name="P3"><text:span text:style-name="T13"><text:tab/></text:span><text:span text:style-name="T14">El problema estaba en que no reseteabamos los contadores al final de cada ciclo, por lo cual cada aplicación de la máscara se realizaba 256 veces por vuelta. Basto solo con limpiar el registro </text:span><text:span text:style-name="T4">xor bl,bl.</text:span></text:p>
      <text:p text:style-name="P5"/>
      <text:p text:style-name="P3"><text:tab/><text:span text:style-name="T1">Operadores:</text:span></text:p>
      <text:p text:style-name="P3"><text:span text:style-name="T2"><text:tab/><text:tab/>Al comienzo se programó la función para el operador de </text:span><text:span text:style-name="T5">Sobel</text:span> ya que podíamos comparar los resultados con el método <text:span text:style-name="T3">cvSobel </text:span>de la librería. Una vez programado, se aprovechó lo escrito para implementar los otros operadores, realizando cambios mínimos al código. Pasaremos entonces a detallar lo trabajado sobre el archivo <text:span text:style-name="T3">asm_sobel </text:span>y luego los cambios hechos para llegar a la implementación de los otros archivos:</text:p>
      <text:p text:style-name="P3"/>
      <text:p text:style-name="P3"><text:tab/><text:span text:style-name="T3">asm_sobel</text:span>:</text:p>
      <text:p text:style-name="P3"><text:tab/><text:tab/></text:p>
      <text:p text:style-name="P3"><text:tab/><text:tab/>La función recibe los siguientes parámetros:</text:p>
      <text:p text:style-name="P3"><text:tab/><text:tab/></text:p>
      <text:p text:style-name="P3"><text:tab/><text:tab/>El puntero a la imagen a transformar que se define como <text:span text:style-name="T3">ptr_src</text:span>.</text:p>
      <text:p text:style-name="P3"><text:tab/><text:tab/>El puntero a la imagen destino que se define como <text:span text:style-name="T3">ptr_dst</text:span>.</text:p>
      <text:p text:style-name="P3"><text:tab/><text:tab/>El ancho real de la imagen, sin bytes de alineamiento, que se define como <text:span text:style-name="T3">width.</text:span></text:p>
      <text:p text:style-name="P3"><text:span text:style-name="T3"><text:tab/><text:tab/></text:span>La altura de la imagen que se define como <text:span text:style-name="T3">height.</text:span></text:p>
      <text:p text:style-name="P3"><text:tab/><text:tab/>Dos parámetros que indican si se aplicará el operador derivando respecto a X o a Y y que se definen respectivamente como <text:span text:style-name="T3">xorder</text:span> e <text:span text:style-name="T3">yorder</text:span>. </text:p>
      <text:p text:style-name="P3"><text:tab/><text:tab/></text:p>
      <text:p text:style-name="P3"><text:tab/><text:tab/>Se definen macros para la convención C, para el manejo de la saturación ( <text:span text:style-name="T3">eax_to_char_sat</text:span> ), y para conseguir el ancho de la imagen con los bytes de alineamiento ( <text:span text:style-name="T3">getLineSize</text:span> )</text:p>
      <text:p text:style-name="P3"/>
      <text:p text:style-name="P3"/>
      <text:p text:style-name="P3">Resumen de los registros utilizados:</text:p>
      <text:p text:style-name="P3"/>
      <text:p text:style-name="P3"/>
      <text:p text:style-name="P3"><text:tab/><text:tab/><text:span text:style-name="T3">eax</text:span>: Se usa dentro de las macros y para guardar el píxel que luego sera saturado y escrito en la imagen de destino.</text:p>
      <text:p text:style-name="P3"><text:tab/><text:tab/><text:span text:style-name="T3">ebx</text:span>: Guarda el puntero a la imagen fuente y avanza sobre él para obtener todos los píxeles de la imagen. </text:p>
      <text:p text:style-name="P3"><text:tab/><text:tab/><text:span text:style-name="T3">ecx</text:span>: Tiene el puntero a la imagen destino que avanza junto con el <text:span text:style-name="T3">ebx, </text:span>y también es usado para pasar la posición de un píxel de la imagen original a la función <text:span text:style-name="T3">apply_mask.</text:span></text:p>
      <text:p text:style-name="P3"><text:tab/><text:tab/><text:span text:style-name="T3">edx</text:span>: <text:span text:style-name="T13">[tiene un pop magico q no termino de entender!]</text:span></text:p>
      <text:p text:style-name="P3"><text:tab/><text:tab/><text:span text:style-name="T3">esi</text:span>: <text:s/>Guarda el puntero al inicio de la imagen de destino que luego avanzará junto con <text:span text:style-name="T3">ebx </text:span>y sirve para definir a <text:span text:style-name="T3">ecx</text:span>.</text:p>
      <text:p text:style-name="P3"><text:tab/><text:tab/><text:span text:style-name="T3">edi</text:span>: Contador de columnas.</text:p>
      <text:p text:style-name="P3"/>
      <text:p text:style-name="P3"><text:tab/>También se definieron dos variables locales: <text:span text:style-name="T3">line </text:span>que guarda el ancho de la linea con los bytes de alineamiento<text:span text:style-name="T3"> </text:span>e<text:span text:style-name="T3"> yindex </text:span>que es un contador para las filas.</text:p>
      <text:p text:style-name="P3"/>
      <text:p text:style-name="P3"/>
      <text:p text:style-name="P3"/>
      <text:p text:style-name="P3"><text:soft-page-break/></text:p>
      <text:p text:style-name="P3"><text:tab/>La operación consiste en recorrer toda la imagen, menos los bordes, aplicando en cada píxel la matriz de <text:span text:style-name="T3">Sobel </text:span>respecto a X o a Y según lo indiquen las variables <text:span text:style-name="T3">xorder</text:span> e <text:span text:style-name="T3">yorder </text:span>y saturando el resultado de cada llamada a <text:span text:style-name="T3">apply_mask.</text:span> Luego esos resultados se suman y saturan otra vez obteniendo la transformación buscada.</text:p>
      <text:p text:style-name="P3"/>
      <text:p text:style-name="P3"><text:tab/>Respecto a las macros definidas, la función <text:span text:style-name="T3">getLineSize </text:span>toma el ancho real de la imagen (<text:span text:style-name="T3">width</text:span>) y la cantidad a alinear (<text:span text:style-name="T3">align, </text:span>generalmente 4, para alinear a <text:span text:style-name="T3">dword</text:span>) y computa <text:span text:style-name="T3">line </text:span>de la <text:s/>siguiente manera:</text:p>
      <text:p text:style-name="P3"/>
      <text:p text:style-name="P3"><text:tab/><text:tab/><text:tab/><text:span text:style-name="T5"><text:tab/>line = width - (witdh%align) + align</text:span></text:p>
      <text:p text:style-name="P3"/>
      <text:p text:style-name="P3"><text:tab/>Con '%' siendo la operación <text:span text:style-name="T3">modulo</text:span>. Por último, la macro <text:span text:style-name="T3">eax_to_char_sat </text:span>simplemente toma un numero y satura entre 0 y 255.</text:p>
      <text:p text:style-name="P3"/>
      <text:p text:style-name="P3"/>
      <text:p text:style-name="P3"><text:tab/>En las primeras implementaciones de <text:span text:style-name="T3">asm_sobel, </text:span>nos encontramos con el mismo problema de como manejar la poca cantidad de registros que apareció cuando se trabaja en <text:span text:style-name="T3">apply_mask, </text:span>pero<text:span text:style-name="T3"> </text:span>esta<text:span text:style-name="T3"> </text:span>vez se optó por guardar uno de los contadores en memoria. </text:p>
      <text:p text:style-name="P3"/>
      <text:p text:style-name="P3"><text:tab/>Se tuvo especial cuidado en asegurarnos de guardar cada registro necesario antes de las llamadas a <text:span text:style-name="T3">apply_mask </text:span>ya que ésta modifica la mayoría de los registros. <text:span text:style-name="T13">[aca pone lo del popeo loco]. </text:span></text:p>
      <text:p text:style-name="P3"><text:span text:style-name="T14"/></text:p>
      <text:p text:style-name="P3"><text:span text:style-name="T14"><text:tab/>El programa llama a </text:span><text:span text:style-name="T4">apply_mask </text:span><text:span text:style-name="T14">a lo sumo</text:span><text:span text:style-name="T4"> </text:span><text:span text:style-name="T14">dos veces por píxel, pero le pasa los parámetros al </text:span><text:span text:style-name="T4">stack</text:span><text:span text:style-name="T14"> una sola vez. Esto funciona porque al derivar respecto a Y, se modifica directamente sobre la pila el parámetro del puntero a la matriz a usar, dejando el resto intacto, como se puede ver en el siguiente esquema del estado del </text:span><text:span text:style-name="T4">stack </text:span><text:span text:style-name="T14">justo</text:span><text:span text:style-name="T4"> </text:span><text:span text:style-name="T14">antes de llamar a </text:span><text:span text:style-name="T4">apply_mask</text:span><text:span text:style-name="T14">:</text:span></text:p>
      <text:p text:style-name="P3"><text:span text:style-name="T14"><text:tab/></text:span><text:span text:style-name="T13">[alto esquema mandate =)]</text:span></text:p>
      <text:p text:style-name="P3"><text:span text:style-name="T13"><text:tab/></text:span></text:p>
      <text:p text:style-name="P11"><text:span text:style-name="T13"><text:tab/><text:tab/></text:span><text:span text:style-name="T14">ebp-40 → imagen fuente</text:span></text:p>
      <text:p text:style-name="P12"><text:tab/><text:tab/>ebp-36 → line</text:p>
      <text:p text:style-name="P12"><text:tab/><text:tab/><text:span text:style-name="T13">ebp-32 → puntero a la matriz a usar</text:span></text:p>
      <text:p text:style-name="P12"><text:tab/><text:tab/>ebp-28 → mask_size</text:p>
      <text:p text:style-name="P12"><text:tab/><text:tab/>ebp-24 → resultado parcial</text:p>
      <text:p text:style-name="P12"><text:tab/><text:tab/>ebp-12 al ebp-20→ convencion C</text:p>
      <text:p text:style-name="P12"><text:tab/><text:tab/>ebp-8 → yindex <text:s/></text:p>
      <text:p text:style-name="P12"><text:tab/><text:tab/>ebp-4 → line</text:p>
      <text:p text:style-name="P12"><text:tab/><text:tab/>ebp → ebp original</text:p>
      <text:p text:style-name="P12"><text:tab/><text:tab/>ebp + 4 → direccion de retorno</text:p>
      <text:p text:style-name="P11"><text:span text:style-name="T13"><text:tab/><text:tab/></text:span><text:span text:style-name="T14">de ebp+8 a ebp+28 → parametros de la asm_sobel</text:span><text:span text:style-name="T13"><text:tab/></text:span></text:p>
      <text:p text:style-name="P13"><text:span text:style-name="T13"/></text:p>
      <text:p text:style-name="P13"><text:span text:style-name="T13"><text:tab/></text:span><text:span text:style-name="T14">Lo único que se va a reemplazar, si se quiere derivar respecto a Y, es el dato en </text:span><text:span text:style-name="T4">ebp-32. </text:span><text:span text:style-name="T14">De esta manera ahorramos instrucciones y movimiento de datos en memoria.</text:span></text:p>
      <text:p text:style-name="P3"><text:span text:style-name="T13"/></text:p>
      <text:p text:style-name="P3"><text:span text:style-name="T13"><text:tab/></text:span><text:span text:style-name="T14">Los inconvenientes mas importantes surgieron a partir de fallos de segmentación </text:span><text:span text:style-name="T13">[que dani amablemente pasara a explicar]...</text:span></text:p>
      <text:p text:style-name="P3"/>
      <text:p text:style-name="P3"/>
      <text:p text:style-name="P3"/>
      <text:p text:style-name="P3"/>
      <text:p text:style-name="P3"/>
      <text:p text:style-name="P3"><text:soft-page-break/></text:p>
      <text:p text:style-name="P3"><text:tab/>Para los operadores de <text:span text:style-name="T3">Prewitt</text:span> y <text:span text:style-name="T3">Roberts </text:span>se reutilizó el mismo código, teniendo que cambiar solamente las matrices a utilizar y, si es necesario, el <text:span text:style-name="T3">mask_size. </text:span></text:p>
      <text:p text:style-name="P3"/>
      <text:p text:style-name="P3"><text:tab/>A continuación, ejemplo del programa aplicado a diferentes imágenes:</text:p>
      <text:p text:style-name="P3"/>
      <text:p text:style-name="P3"><text:tab/><text:tab/><text:span text:style-name="T13">[agregar fotos q-no-sean-lena (y si son graciosas mejor =) )en gris y al lado con algun operador aplicado, una diferente para cada operador y poner chiquitito abajo de cada una, q operador se uso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0$Linux OpenOffice.org_project/300m15$Build-9379</meta:generator>
    <dc:date>2009-10-04T12:07:16</dc:date>
    <meta:editing-duration>PT03H59M47S</meta:editing-duration>
    <meta:editing-cycles>23</meta:editing-cycles>
    <meta:document-statistic meta:table-count="0" meta:image-count="0" meta:object-count="0" meta:page-count="5" meta:paragraph-count="97" meta:word-count="1622" meta:character-count="9536"/>
    <meta:user-defined meta:name="Información 1"/>
    <meta:user-defined meta:name="Información 2"/>
    <meta:user-defined meta:name="Información 3"/>
    <meta:user-defined meta:name="Información 4"/>
  </office:meta>
</office:document-meta>
</file>